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8894" officeooo:paragraph-rsid="001f8894"/>
    </style:style>
    <style:style style:name="P2" style:family="paragraph" style:parent-style-name="Standard">
      <style:text-properties fo:font-size="14pt" fo:font-weight="bold" officeooo:rsid="001f8894" officeooo:paragraph-rsid="001f8894" style:font-size-asian="14pt" style:font-weight-asian="bold" style:font-size-complex="14pt" style:font-weight-complex="bold"/>
    </style:style>
    <style:style style:name="P3" style:family="paragraph" style:parent-style-name="Standard">
      <style:text-properties fo:font-size="14pt" fo:font-weight="bold" officeooo:rsid="0023440b" officeooo:paragraph-rsid="0023440b"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5pt" style:text-underline-style="solid" style:text-underline-width="auto" style:text-underline-color="font-color" officeooo:rsid="001f8894" officeooo:paragraph-rsid="001f8894" style:font-size-asian="15pt" style:font-size-complex="15pt"/>
    </style:style>
    <style:style style:name="P5" style:family="paragraph" style:parent-style-name="Standard">
      <style:text-properties officeooo:rsid="00216e81" officeooo:paragraph-rsid="00216e81"/>
    </style:style>
    <style:style style:name="P6" style:family="paragraph" style:parent-style-name="Standard">
      <style:text-properties officeooo:rsid="0023440b" officeooo:paragraph-rsid="0023440b"/>
    </style:style>
    <style:style style:name="P7" style:family="paragraph" style:parent-style-name="Standard">
      <style:text-properties officeooo:rsid="002414ec" officeooo:paragraph-rsid="002414ec"/>
    </style:style>
    <style:style style:name="P8" style:family="paragraph" style:parent-style-name="Standard">
      <style:paragraph-properties fo:padding="0.0291in" fo:border-left="none" fo:border-right="none" fo:border-top="none" fo:border-bottom="0.99pt solid #000000" style:join-border="false"/>
      <style:text-properties officeooo:rsid="001f8894" officeooo:paragraph-rsid="001f8894"/>
    </style:style>
    <style:style style:name="T1" style:family="text">
      <style:text-properties officeooo:rsid="00216e81"/>
    </style:style>
    <style:style style:name="T2" style:family="text">
      <style:text-properties fo:font-size="14pt" fo:font-weight="bold" style:font-size-asian="14pt" style:font-weight-asian="bold" style:font-size-complex="14pt" style:font-weight-complex="bold"/>
    </style:style>
    <style:style style:name="T3" style:family="text">
      <style:text-properties style:text-underline-style="solid" style:text-underline-width="auto" style:text-underline-color="font-color"/>
    </style:style>
    <style:style style:name="T4" style:family="text">
      <style:text-properties officeooo:rsid="0023440b"/>
    </style:style>
    <style:style style:name="T5" style:family="text">
      <style:text-properties officeooo:rsid="002414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ductivity and Resolution Examples</text:p>
      <text:p text:style-name="P1"/>
      <text:p text:style-name="P1"><text:span text:style-name="T2">DirecTV</text:span></text:p>
      <text:p text:style-name="P1"/>
      <text:p text:style-name="P1"><text:span text:style-name="T3">Issue</text:span>: <text:s/>I was unable to install a DirecTV game room DVR into the customer's game room with newly finished walls using the standard HD installation methods.</text:p>
      <text:p text:style-name="P1"/>
      <text:p text:style-name="P1"><text:span text:style-name="T3">Resolution</text:span>: <text:s/>Asked management to approve the installation of the newly designed beta grade “single line HD DVR” system. <text:s/>Received equipment and watched the appropriate “tech-channel” broadcast <text:span text:style-name="T1">for training and completed</text:span> <text:span text:style-name="T1">the </text:span>install<text:span text:style-name="T1">ation</text:span>. <text:s/><text:span text:style-name="T1">B</text:span>ecame <text:span text:style-name="T1">first tech in</text:span> Pittsburgh to install a single line <text:span text:style-name="T1">setup.</text:span></text:p>
      <text:p text:style-name="P1"/>
      <text:p text:style-name="P5"><text:span text:style-name="T3">Issue</text:span>: <text:s/><text:span text:style-name="T4">Handling c</text:span>ustomer complaints due to <text:span text:style-name="T4">other installer's poor workmanship or shoddy installations</text:span>.</text:p>
      <text:p text:style-name="P5"/>
      <text:p text:style-name="P5"><text:span text:style-name="T3">Resolution</text:span>: <text:s/>Continued <text:span text:style-name="T4">offering</text:span> reassurance of satisfaction <text:span text:style-name="T4">regardless of customer demeanor.</text:span> <text:span text:style-name="T4">Offered </text:span>genuine car<text:span text:style-name="T4">e and concern</text:span> about the customer's satisfaction as a person not a number. <text:span text:style-name="T4">Actively E</text:span>ngage<text:span text:style-name="T4">d</text:span> in listening <text:span text:style-name="T4">when the customer expressed their concerns maintaining a 100% technician satisfaction rate from customer's who completed surveys throughout my employment. Showing an intimate understanding that while DirecTV was a product it was something installed in people's homes.</text:span></text:p>
      <text:p text:style-name="P8"/>
      <text:p text:style-name="P1"/>
      <text:p text:style-name="P2">RedZone <text:span text:style-name="T1">R</text:span>obotics</text:p>
      <text:p text:style-name="P1"/>
      <text:p text:style-name="P1"><text:span text:style-name="T3">Issue</text:span>: <text:s/><text:span text:style-name="T4">R</text:span>he Reporting department and the field operations were struggling to effectively communicate <text:span text:style-name="T4">required field values and collection or processing issues</text:span>. <text:s/><text:span text:style-name="T4">This r</text:span>esult<text:span text:style-name="T4">ed</text:span> <text:span text:style-name="T4">in reduced</text:span> data output and longer working hours to <text:span text:style-name="T4">produce</text:span> usable <text:span text:style-name="T4">data and reports</text:span>. <text:s/><text:span text:style-name="T4">Ultimately r</text:span>esulting in higher company costs, <text:span text:style-name="T4">extended turn around times on useful reports,</text:span> and lower<text:span text:style-name="T4">ed</text:span> amounts of billable data.</text:p>
      <text:p text:style-name="P1"/>
      <text:p text:style-name="P1"><text:span text:style-name="T3">Resolution</text:span>: <text:s/><text:span text:style-name="T1">U</text:span>s<text:span text:style-name="T4">ing</text:span> a <text:span text:style-name="T4">free </text:span>flowchart tool fro<text:span text:style-name="T4">m a website</text:span> <text:span text:style-name="T4">I</text:span> map<text:span text:style-name="T4">ped</text:span> <text:span text:style-name="T4">t</text:span>he department processes and identif<text:span text:style-name="T4">ied</text:span> <text:span text:style-name="T4">tasks and processes that could be streamlined during</text:span> the collection and reporting process<text:span text:style-name="T4">es</text:span>. <text:s/><text:span text:style-name="T4">Created</text:span> shar<text:span text:style-name="T4">e folder</text:span> for both field and reporting technicians so that we could communicate ideas, requirements, and achievements, <text:span text:style-name="T4">or issues more rapidly</text:span>. <text:s/><text:span text:style-name="T4">Then</text:span> design<text:span text:style-name="T4">ed</text:span> a 2-step quality control system that <text:span text:style-name="T4">scored</text:span> data quality <text:span text:style-name="T4">that </text:span>reduc<text:span text:style-name="T4">ed</text:span> turn around time and overhead by <text:span text:style-name="T4">reducing re deployments</text:span>.</text:p>
      <text:p text:style-name="P1"/>
      <text:p text:style-name="P1"><text:span text:style-name="T3">Issue</text:span>: <text:s/><text:span text:style-name="T4">During my second year</text:span> <text:span text:style-name="T4">the company suffered the loss</text:span> <text:span text:style-name="T4">o</text:span>f our <text:span text:style-name="T4">2 </text:span>most senior staff. <text:span text:style-name="T4">They</text:span> took with them their understanding of the systems and processes <text:span text:style-name="T4">and left no links to their initial documentation</text:span>. <text:s/>Largely categorized as “tribal knowledge” the department <text:span text:style-name="T4">required</text:span> standardiz<text:span text:style-name="T4">ed</text:span> <text:span text:style-name="T4">training.</text:span></text:p>
      <text:p text:style-name="P1"/>
      <text:p text:style-name="P1"><text:span text:style-name="T3">Resolution</text:span>: <text:s/><text:span text:style-name="T1">C</text:span>reated a centralized <text:span text:style-name="T1">repository as a </text:span>share drive. <text:span text:style-name="T1">G</text:span>rouped <text:span text:style-name="T1">and</text:span> categorized all of the existing documentation. <text:s/><text:span text:style-name="T4">Optimized</text:span> <text:span text:style-name="T1">existing </text:span>documentation <text:span text:style-name="T1">and created new effective documents where gaps existed</text:span>. <text:s/><text:span text:style-name="T4">Then I grouped and sorted it by asset and data type. <text:s/>This quickly became the go to repository and helped increase efficiency in the department it also greatly reduced input based errors and almost immediately reduced overhead on labor costs in combination with the previous solution.</text:span></text:p>
      <text:p text:style-name="P1"/>
      <text:p text:style-name="P1">*<text:span text:style-name="T4">Received an exemplary 8% raise during a spending freeze for these contributions.</text:span></text:p>
      <text:p text:style-name="P1"/>
      <text:p text:style-name="P1"/>
      <text:p text:style-name="P1"/>
      <text:p text:style-name="P1"/>
      <text:p text:style-name="P3"><text:soft-page-break/>ShipMatrix</text:p>
      <text:p text:style-name="P6"/>
      <text:p text:style-name="P6"><text:span text:style-name="T3">Issue</text:span>: <text:s/>We <text:span text:style-name="T5">lacked the ability to automate downloads from large carries UPS and FedEx</text:span>.</text:p>
      <text:p text:style-name="P6"/>
      <text:p text:style-name="P6"><text:span text:style-name="T3">Resolution</text:span>: Through software specifications and studying their websites I helped provide the guidance to develop an enhancement to the download communications tool for 2 file types in 3 different formats on UPS.com and also in 2 different download types for Fedex.com closing the missing invoice file gaps and reducing overhead on manual download labor.</text:p>
      <text:p text:style-name="P6"/>
      <text:p text:style-name="P6"><text:span text:style-name="T3">Issue</text:span>: The ShipMatrix EasyTrack App had no social platform no marketing <text:span text:style-name="T5">budget</text:span> and was struggling to gain 50+ downloads.</text:p>
      <text:p text:style-name="P6"/>
      <text:p text:style-name="P7"><text:span text:style-name="T3">Resolution</text:span>: Used Adobe Muse to create a pamphlet site for the app and linked it into several different social media sites I created profiles for. <text:s/>Changed a non responsive help tab to the helpshift FAQ embedded app and added Google Universal Analytics. <text:s/>Saw an immediate download gain, an increase in Play store reviews, and we are now supporting over <text:s/>3,000+ downloads for a productivity app and almost 1000 current users.</text:p>
      <text:p text:style-name="P7"/>
      <text:p text:style-name="P7"><text:span text:style-name="T3">Issue</text:span>: ShipMatrix.com's reporting platform ShipRefund.com stopped being visible and the layouts becaome broken on current browsers.</text:p>
      <text:p text:style-name="P7"/>
      <text:p text:style-name="P7"><text:span text:style-name="T3">Resolution</text:span>: I went through the entire collection of .css files and updated them all to current CSS3 standards. <text:s/>I then optimized the site to include webkits and improved upon the layouts. <text:s/>Doing this broke the date ranges being generated in LogiXML so I then updated the LogiXML reports (a “report” is a javascript powered XHTML layout served data by an asp.net link into the sql server databases) to include better layouts, dynamic sizing, and updating font sizes and colorings.</text:p>
      <text:p text:style-name="P7"/>
      <text:p text:style-name="P7"><text:span text:style-name="T3">Issue</text:span>: <text:s/>Currently the owner refuses to update LogiXML due to a contract dispute. <text:s/>Our website is on the verge of total shut down when a browser update stops supporting the outdated XHTML and deprecated code provided by LogiXML which is so far removed from our version the company is now called LogiAnalytics and is 2 or 3 full versions ahead of our current platform we use.</text:p>
      <text:p text:style-name="P7"/>
      <text:p text:style-name="P7"><text:span text:style-name="T3">Resolution</text:span>: <text:s/>Provided the leg work to analyze the validity of using an MV* webapp to service our reporting system, and have tried and tested several webapp configurations to create a thin client, and service our reports dynamically and with full ability to scale on demand. <text:s/>Additional research and testing has been completed for PhoneGap Build to create an updated mobile app that becomes our all-around reporting tool able to be ported to any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13:03:47.418000000</meta:creation-date>
    <dc:date>2014-10-15T16:36:05.880000000</dc:date>
    <meta:editing-duration>PT3H11M49S</meta:editing-duration>
    <meta:editing-cycles>2</meta:editing-cycles>
    <meta:generator>LibreOffice/4.2.4.2$Windows_x86 LibreOffice_project/63150712c6d317d27ce2db16eb94c2f3d7b699f8</meta:generator>
    <meta:document-statistic meta:table-count="0" meta:image-count="0" meta:object-count="0" meta:page-count="2" meta:paragraph-count="21" meta:word-count="808" meta:character-count="5289" meta:non-whitespace-character-count="4474"/>
  </office:meta>
</office:document-meta>
</file>